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orphans="0" fo:widows="0"/>
    </style:style>
    <style:style style:name="P3" style:family="paragraph" style:parent-style-name="Standard">
      <style:paragraph-properties fo:margin-top="0in" fo:margin-bottom="0in" loext:contextual-spacing="false" fo:orphans="0" fo:widows="0"/>
      <style:text-properties fo:color="#ff0000"/>
    </style:style>
    <style:style style:name="P4" style:family="paragraph" style:parent-style-name="Standard" style:master-page-name="Standard">
      <style:paragraph-properties fo:margin-top="0in" fo:margin-bottom="0in" loext:contextual-spacing="false" fo:orphans="0" fo:widows="0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ize="9pt" style:font-size-asian="9pt" style:font-size-complex="9pt" fo:background-color="#ffffff"/>
    </style:style>
    <style:style style:name="T3" style:family="text">
      <style:text-properties fo:font-size="9pt" style:text-underline-style="solid" style:text-underline-width="auto" style:text-underline-color="font-color" style:font-size-asian="9pt" style:font-size-complex="9pt" fo:background-color="#ffffff"/>
    </style:style>
    <style:style style:name="T4" style:family="text">
      <style:text-properties fo:background-color="#ffffff"/>
    </style:style>
    <style:style style:name="T5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## QUICK TUTORIAL ABOUT HOW TO INSTALL ROS AND GAZEBO WITH JD's MODIFICATIONS (FOR DUMMIES)</text:p>
      <text:p text:style-name="P2"/>
      <text:p text:style-name="P2"/>
      <text:p text:style-name="P2"><text:s/>1. Download ubuntu_sim_ros_gazebo.sh and save it in your Download folder. </text:p>
      <text:p text:style-name="P2"><text:a xlink:type="simple" xlink:href="https://raw.githubusercontent.com/PX4/Devguide/master/build_scripts/ubuntu_sim_ros_gazebo.sh" text:style-name="Internet_20_link" text:visited-style-name="Visited_20_Internet_20_Link"><text:span text:style-name="T1">download ubuntu_sim_ros_gazebo.sh</text:span></text:a></text:p>
      <text:p text:style-name="P2">Right click, ‘save as’ in your downloads directory.</text:p>
      <text:p text:style-name="P2"/>
      <text:p text:style-name="P2"><text:s/>2. Open your terminal and to go your download folder <text:s/>( cd Downlads/ )</text:p>
      <text:p text:style-name="P2"/>
      <text:p text:style-name="P2"><text:s/>3. Install ROS, GAZEBO and the px4 stack by typing in "source ubuntu_sim_ros_gazebo.sh" in your terminal</text:p>
      <text:p text:style-name="P2"/>
      <text:p text:style-name="P2"><text:s/>4. When the install is finished go to your home folder and delete the SRC folder!! (this is important, we will replace this with JD’s own px4 stack)</text:p>
      <text:p text:style-name="P2"/>
      <text:p text:style-name="P2"><text:s/>5. Download all folders from Github openUAV <text:s/>to your HOME folder. </text:p>
      <text:p text:style-name="P2"><text:a xlink:type="simple" xlink:href="https://github.com/Open-UAV" text:style-name="Internet_20_link" text:visited-style-name="Visited_20_Internet_20_Link"><text:span text:style-name="T1">Open-UAV github</text:span></text:a> (6 folders in total)</text:p>
      <text:p text:style-name="P2">Copy github link</text:p>
      <text:p text:style-name="P2">Go to home folder (cd)</text:p>
      <text:p text:style-name="P2">In terminal <text:s/>(git clone ‘adress’)</text:p>
      <text:p text:style-name="P2"/>
      <text:p text:style-name="P2"><text:s/>6. Go to the downloaded Firmware folder (cd Firmware/ )</text:p>
      <text:p text:style-name="P2"/>
      <text:p text:style-name="P2"><text:s/>7. type <text:s/>source setup-install.sh , this will install the px4 flight stack with modifications made by JD</text:p>
      <text:p text:style-name="P2">(press enter when asked while running the installation)</text:p>
      <text:p text:style-name="P2"/>
      <text:p text:style-name="P2"><text:s/>8. When the installation is finished continue by typing <text:s/>"cd ~/src/Firmware/ &amp;&amp; make posix_sitl_default gazebo" in your terminal</text:p>
      <text:p text:style-name="P2"><text:soft-page-break/></text:p>
      <text:p text:style-name="P2">9. If posix_sitl_gazebo doesn’t launch the gazebo and gives you a error message regarding geographiclib, do the following:</text:p>
      <text:p text:style-name="P2">In your terminal type: <text:s/><text:span text:style-name="T2">sudo apt-get install ros-kinetic-mavros ros-kinetic-mavros-extras</text:span></text:p>
      <text:p text:style-name="P2">When that installation is ready type: </text:p>
      <text:p text:style-name="P2">cd; <text:span text:style-name="T2">wget</text:span><text:a xlink:type="simple" xlink:href="https://l.facebook.com/l.php?u=https%3A%2F%2Fraw.githubusercontent.com%2Fmavlink%2Fmavros%2Fmaster%2Fmavros%2Fscripts%2Finstall_geographiclib_datasets.sh&amp;h=ATPcugT69bTRFo3l--_c3fWmpRF15fBzqtrMqMhD-aD2hEoVdwgOGx9sEvDAOz79WrAzX0aSalkwabDsXb3vfWhsIK6AnINzL6UaUHXKRIYCQSMA3hjQ_-CjzVitubDtz25iAA" text:style-name="Internet_20_link" text:visited-style-name="Visited_20_Internet_20_Link"><text:span text:style-name="T2"> </text:span></text:a><text:a xlink:type="simple" xlink:href="https://l.facebook.com/l.php?u=https%3A%2F%2Fraw.githubusercontent.com%2Fmavlink%2Fmavros%2Fmaster%2Fmavros%2Fscripts%2Finstall_geographiclib_datasets.sh&amp;h=ATPcugT69bTRFo3l--_c3fWmpRF15fBzqtrMqMhD-aD2hEoVdwgOGx9sEvDAOz79WrAzX0aSalkwabDsXb3vfWhsIK6AnINzL6UaUHXKRIYCQSMA3hjQ_-CjzVitubDtz25iAA" text:style-name="Internet_20_link" text:visited-style-name="Visited_20_Internet_20_Link"><text:span text:style-name="T3">https://raw.githubusercontent.com/mavlink/mavros/master/mavros/scripts/install_geographiclib_datasets.sh</text:span></text:a></text:p>
      <text:p text:style-name="P2"><text:span text:style-name="T2">./install_geographiclib_datasets.sh</text:span><text:span text:style-name="T4"> </text:span></text:p>
      <text:p text:style-name="P2"><text:span text:style-name="T4">you might have to make the install_geographiclib_datasets.sh executable.</text:span></text:p>
      <text:p text:style-name="P2"><text:span text:style-name="T4">In terminal(home): sudo ./install_geographiclib_datasets.sh</text:span></text:p>
      <text:p text:style-name="P2"/>
      <text:p text:style-name="P2"><text:s/>10. Connect the sitl_gazebo folder with your catkin_ws/src folder by typing "sudo ln -s ~/sitl_gazebo <text:s/>~/catkin_ws/src" in your terminal</text:p>
      <text:p text:style-name="P2"><text:s/></text:p>
      <text:p text:style-name="P2"><text:s/>11. Connect the src/firmware with your catkin_ws/src folder by typing "sudo ln -s ~/src/Firmware ~/catkin_ws/src" <text:s/>in your terminal</text:p>
      <text:p text:style-name="P2"><text:tab/></text:p>
      <text:p text:style-name="P2"><text:s/>12. Go to your catkin folder and build it by typing "catkin build" in the terminal.</text:p>
      <text:p text:style-name="P2"/>
      <text:p text:style-name="P2"><text:s/>13. Then type "source devel/setup.bash" in the terminal (in your catkin_ws folder)</text:p>
      <text:p text:style-name="P2"/>
      <text:p text:style-name="P2"><text:s/>14. Copy and paste this is in your terminal:</text:p>
      <text:p text:style-name="P2"/>
      <text:p text:style-name="P2">roscd; cd ..; cd src/Firmware</text:p>
      <text:p text:style-name="P2">make posix_sitl_default</text:p>
      <text:p text:style-name="P2">source ~/catkin_ws/devel/setup.bash</text:p>
      <text:p text:style-name="P2">source Tools/setup_gazebo.bash $(pwd) $(pwd)/build_posix_sitl_default</text:p>
      <text:p text:style-name="P2">export ROS_PACKAGE_PATH=$ROS_PACKAGE_PATH:$(pwd)</text:p>
      <text:p text:style-name="P2">export ROS_PACKAGE_PATH=$ROS_PACKAGE_PATH:$(pwd)/Tools/sitl_gazebo</text:p>
      <text:p text:style-name="P2">roslaunch px4 posix_sitl.launch</text:p>
      <text:p text:style-name="P2"><text:soft-page-break/>roslaunch mavros px4.launch fcu_url:="udp://:14550@127.0.0.1:14557"</text:p>
      <text:p text:style-name="P2"/>
      <text:p text:style-name="P2">this only needs to be done once, to start the simulation from now on it is just to type the two lower rows.</text:p>
      <text:p text:style-name="P2">roslaunch px4 posix_sitl.launch</text:p>
      <text:p text:style-name="P2"><text:span text:style-name="T5">roslaunch mavros px4.launch fcu_url:="udp://:14550@127.0.0.1:14557"</text:span></text:p>
      <text:p text:style-name="P3"/>
      <text:p text:style-name="P2">To launch gezebo with sensors etc:</text:p>
      <text:p text:style-name="P2">Download pkg “pilot_v2” and use px4_mavros.launch (launch file)</text:p>
      <text:p text:style-name="P2"/>
      <text:p text:style-name="P2">Make sure you add models for f450 to home/sitl_gazebo/model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4" meta:word-count="376" meta:character-count="2835" meta:non-whitespace-character-count="2474"/>
    <meta:generator>LibreOfficeDev/5.1.0.3$Linux_X86_64 LibreOffice_project/</meta:generator>
  </office:meta>
</office:document-meta>
</file>